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castle was quiet at night.</text:span></text:p>
      <text:p text:style-name="P1"><text:span text:style-name="T1">A lantern illuminated the tower.</text:span></text:p>
      <text:p text:style-name="P1"><text:span text:style-name="T1">A shadow moved behind the curtain.</text:span></text:p>
      <text:p text:style-name="P1"><text:span text:style-name="T1">Was someone watching us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